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200000164DC5D02F16B7016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843" officeooo:paragraph-rsid="000478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4.292cm" draw:z-index="0"><draw:image xlink:href="Pictures/100000000000058200000164DC5D02F16B701630.png" xlink:type="simple" xlink:show="embed" xlink:actuate="onLoad" loext:mime-type="image/x-vclgraphic"/></draw:frame></text:p>
      <text:p text:style-name="P1">Ejemplo de acceso a un cierto ítem por short_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2:35:28.050000000</meta:creation-date>
    <dc:date>2018-09-23T22:37:08.842000000</dc:date>
    <meta:editing-duration>PT1M42S</meta:editing-duration>
    <meta:editing-cycles>1</meta:editing-cycles>
    <meta:document-statistic meta:table-count="0" meta:image-count="1" meta:object-count="0" meta:page-count="1" meta:paragraph-count="1" meta:word-count="9" meta:character-count="49" meta:non-whitespace-character-count="41"/>
    <meta:generator>LibreOffice/5.4.4.2$Windows_X86_64 LibreOffice_project/2524958677847fb3bb44820e40380acbe820f960</meta:generator>
  </office:meta>
</office:document-meta>
</file>